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6400000264020F764D0E60EBE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005cm"/>
    </style:style>
    <style:style style:name="co3" style:family="table-column">
      <style:table-column-properties fo:break-before="auto" style:column-width="6.89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11.097cm"/>
    </style:style>
    <style:style style:name="co6" style:family="table-column">
      <style:table-column-properties fo:break-before="auto" style:column-width="5.491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3.093cm"/>
    </style:style>
    <style:style style:name="co9" style:family="table-column">
      <style:table-column-properties fo:break-before="auto" style:column-width="7.715cm"/>
    </style:style>
    <style:style style:name="co10" style:family="table-column">
      <style:table-column-properties fo:break-before="auto" style:column-width="11.867cm"/>
    </style:style>
    <style:style style:name="co11" style:family="table-column">
      <style:table-column-properties fo:break-before="auto" style:column-width="6.489cm"/>
    </style:style>
    <style:style style:name="co12" style:family="table-column">
      <style:table-column-properties fo:break-before="auto" style:column-width="16.021cm"/>
    </style:style>
    <style:style style:name="co13" style:family="table-column">
      <style:table-column-properties fo:break-before="auto" style:column-width="8.555cm"/>
    </style:style>
    <style:style style:name="co14" style:family="table-column">
      <style:table-column-properties fo:break-before="auto" style:column-width="14.614cm"/>
    </style:style>
    <style:style style:name="co15" style:family="table-column">
      <style:table-column-properties fo:break-before="auto" style:column-width="6.6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47cm" fo:break-before="auto" style:use-optimal-row-height="false"/>
    </style:style>
    <style:style style:name="ro3" style:family="table-row">
      <style:table-row-properties style:row-height="1.349cm" fo:break-before="auto" style:use-optimal-row-height="false"/>
    </style:style>
    <style:style style:name="ro4" style:family="table-row">
      <style:table-row-properties style:row-height="0.746cm" fo:break-before="auto" style:use-optimal-row-height="true"/>
    </style:style>
    <style:style style:name="ro5" style:family="table-row">
      <style:table-row-properties style:row-height="1.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0" style:family="table-cell" style:parent-style-name="Default">
      <style:table-cell-properties fo:wrap-option="wrap" fo:border="0.74pt solid #000000" fo:padding="0.185cm" style:vertical-align="middle"/>
    </style:style>
    <style:style style:name="ce3" style:family="table-cell" style:parent-style-name="Default">
      <style:table-cell-properties fo:wrap-option="wrap" fo:padding="0.185cm" style:vertical-align="middle"/>
    </style:style>
    <style:style style:name="ce4" style:family="table-cell" style:parent-style-name="Default">
      <style:table-cell-properties fo:wrap-option="wrap" fo:padding="0.185cm"/>
    </style:style>
    <style:style style:name="ce5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74pt solid #000000" fo:padding="0.185cm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padding="0.185cm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n 1" draw:style-name="gr1" draw:text-style-name="P1" svg:width="0.752cm" svg:height="0.727cm" svg:x="52.735cm" svg:y="3.661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1" draw:name="Imagen 2" draw:style-name="gr1" draw:text-style-name="P1" svg:width="0.752cm" svg:height="0.727cm" svg:x="52.678cm" svg:y="5.143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2" draw:name="Imagen 3" draw:style-name="gr1" draw:text-style-name="P1" svg:width="0.752cm" svg:height="0.727cm" svg:x="52.565cm" svg:y="6.43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3" draw:name="Imagen 4" draw:style-name="gr1" draw:text-style-name="P1" svg:width="0.752cm" svg:height="0.727cm" svg:x="52.633cm" svg:y="7.714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4" draw:name="Imagen 5" draw:style-name="gr1" draw:text-style-name="P1" svg:width="0.752cm" svg:height="0.727cm" svg:x="52.564cm" svg:y="9.088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5" draw:name="Imagen 6" draw:style-name="gr1" draw:text-style-name="P1" svg:width="0.752cm" svg:height="0.727cm" svg:x="52.5cm" svg:y="10.437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6" draw:name="Imagen 7" draw:style-name="gr1" draw:text-style-name="P1" svg:width="0.752cm" svg:height="0.727cm" svg:x="52.592cm" svg:y="11.677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7" draw:name="Imagen 8" draw:style-name="gr1" draw:text-style-name="P1" svg:width="0.752cm" svg:height="0.727cm" svg:x="52.705cm" svg:y="13.118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8" draw:name="Imagen 9" draw:style-name="gr1" draw:text-style-name="P1" svg:width="0.752cm" svg:height="0.727cm" svg:x="52.751cm" svg:y="14.4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9" draw:name="Imagen 10" draw:style-name="gr1" draw:text-style-name="P1" svg:width="0.752cm" svg:height="0.727cm" svg:x="52.477cm" svg:y="15.862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10" draw:name="Imagen 11" draw:style-name="gr1" draw:text-style-name="P1" svg:width="0.752cm" svg:height="0.727cm" svg:x="52.523cm" svg:y="17.04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11" draw:name="Imagen 12" draw:style-name="gr1" draw:text-style-name="P1" svg:width="0.752cm" svg:height="0.727cm" svg:x="52.022cm" svg:y="18.237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12" draw:name="Imagen 13" draw:style-name="gr1" draw:text-style-name="P1" svg:width="0.752cm" svg:height="0.727cm" svg:x="52.022cm" svg:y="19.589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13" draw:name="Imagen 14" draw:style-name="gr1" draw:text-style-name="P1" svg:width="0.752cm" svg:height="0.727cm" svg:x="52.022cm" svg:y="20.94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14" draw:name="Imagen 15" draw:style-name="gr1" draw:text-style-name="P1" svg:width="0.752cm" svg:height="0.727cm" svg:x="52.022cm" svg:y="22.292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15" draw:name="Imagen 16" draw:style-name="gr1" draw:text-style-name="P1" svg:width="0.752cm" svg:height="0.727cm" svg:x="52.022cm" svg:y="23.644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16" draw:name="Imagen 17" draw:style-name="gr1" draw:text-style-name="P1" svg:width="0.752cm" svg:height="0.727cm" svg:x="52.022cm" svg:y="24.995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17" draw:name="Imagen 18" draw:style-name="gr2" draw:text-style-name="P1" svg:width="0.752cm" svg:height="0.727cm" svg:x="23.437cm" svg:y="3.369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18" draw:name="Imagen 19" draw:style-name="gr1" draw:text-style-name="P1" svg:width="0.752cm" svg:height="0.727cm" svg:x="23.437cm" svg:y="4.72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19" draw:name="Imagen 20" draw:style-name="gr1" draw:text-style-name="P1" svg:width="0.752cm" svg:height="0.727cm" svg:x="23.437cm" svg:y="6.072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20" draw:name="Imagen 21" draw:style-name="gr1" draw:text-style-name="P1" svg:width="0.752cm" svg:height="0.727cm" svg:x="23.437cm" svg:y="7.424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21" draw:name="Imagen 22" draw:style-name="gr1" draw:text-style-name="P1" svg:width="0.752cm" svg:height="0.727cm" svg:x="23.437cm" svg:y="8.775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22" draw:name="Imagen 23" draw:style-name="gr1" draw:text-style-name="P1" svg:width="0.752cm" svg:height="0.727cm" svg:x="23.437cm" svg:y="10.127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23" draw:name="Imagen 24" draw:style-name="gr1" draw:text-style-name="P1" svg:width="0.752cm" svg:height="0.727cm" svg:x="23.437cm" svg:y="11.479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24" draw:name="Imagen 25" draw:style-name="gr1" draw:text-style-name="P1" svg:width="0.752cm" svg:height="0.727cm" svg:x="81.022cm" svg:y="3.369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25" draw:name="Imagen 26" draw:style-name="gr1" draw:text-style-name="P1" svg:width="0.752cm" svg:height="0.727cm" svg:x="81.022cm" svg:y="4.721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26" draw:name="Imagen 27" draw:style-name="gr1" draw:text-style-name="P1" svg:width="0.752cm" svg:height="0.727cm" svg:x="81.022cm" svg:y="6.072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27" draw:name="Imagen 28" draw:style-name="gr1" draw:text-style-name="P1" svg:width="0.752cm" svg:height="0.727cm" svg:x="81.022cm" svg:y="7.424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28" draw:name="Imagen 29" draw:style-name="gr1" draw:text-style-name="P1" svg:width="0.752cm" svg:height="0.727cm" svg:x="81.022cm" svg:y="8.776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29" draw:name="Imagen 30" draw:style-name="gr1" draw:text-style-name="P1" svg:width="0.752cm" svg:height="0.727cm" svg:x="81.022cm" svg:y="10.127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30" draw:name="Imagen 31" draw:style-name="gr1" draw:text-style-name="P1" svg:width="0.752cm" svg:height="0.727cm" svg:x="81.022cm" svg:y="11.479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31" draw:name="Imagen 32" draw:style-name="gr1" draw:text-style-name="P1" svg:width="0.752cm" svg:height="0.727cm" svg:x="81.022cm" svg:y="12.83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32" draw:name="Imagen 33" draw:style-name="gr1" draw:text-style-name="P1" svg:width="0.752cm" svg:height="0.727cm" svg:x="81.022cm" svg:y="14.182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33" draw:name="Imagen 34" draw:style-name="gr1" draw:text-style-name="P1" svg:width="0.752cm" svg:height="0.727cm" svg:x="81.022cm" svg:y="15.534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34" draw:name="Imagen 35" draw:style-name="gr1" draw:text-style-name="P1" svg:width="0.752cm" svg:height="0.727cm" svg:x="81.022cm" svg:y="16.885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35" draw:name="Imagen 36" draw:style-name="gr1" draw:text-style-name="P1" svg:width="0.752cm" svg:height="0.727cm" svg:x="81.022cm" svg:y="18.237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36" draw:name="Imagen 37" draw:style-name="gr1" draw:text-style-name="P1" svg:width="0.752cm" svg:height="0.727cm" svg:x="81.022cm" svg:y="19.589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37" draw:name="Imagen 38" draw:style-name="gr1" draw:text-style-name="P1" svg:width="0.752cm" svg:height="0.727cm" svg:x="23.432cm" svg:y="12.83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38" draw:name="Imagen 39" draw:style-name="gr1" draw:text-style-name="P1" svg:width="0.752cm" svg:height="0.727cm" svg:x="23.432cm" svg:y="14.182cm">
            <draw:image xlink:href="Pictures/100000010000026400000264020F764D0E60EBEC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4" table:default-cell-style-name="Default"/>
        <table:table-column table:style-name="co5" table:default-cell-style-name="ce17"/>
        <table:table-column table:style-name="co6" table:default-cell-style-name="ce17"/>
        <table:table-column table:style-name="co7" table:default-cell-style-name="ce18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7" table:number-rows-spanned="3">
            <text:p>Información extra del ejercicio: Se confía en la inserción correcta por parte del usuario de datos válidos</text:p>
          </table:table-cell>
          <table:covered-table-cell table:number-columns-repeated="3" table:style-name="Default"/>
          <table:covered-table-cell table:number-columns-repeated="3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covered-table-cell/>
          <table:covered-table-cell table:number-columns-repeated="3" table:style-name="Default"/>
          <table:covered-table-cell table:number-columns-repeated="3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covered-table-cell/>
          <table:covered-table-cell table:number-columns-repeated="3" table:style-name="Default"/>
          <table:covered-table-cell table:number-columns-repeated="3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 calcext:value-type="string">
            <text:p>PRUEBA</text:p>
          </table:table-cell>
          <table:table-cell table:style-name="ce14" office:value-type="string" calcext:value-type="string">
            <text:p>RESULTADO ESPERADO</text:p>
          </table:table-cell>
          <table:table-cell table:style-name="ce14" office:value-type="string" calcext:value-type="string">
            <text:p>SUPERADO</text:p>
          </table:table-cell>
          <table:table-cell table:number-columns-repeated="4"/>
          <table:table-cell table:style-name="ce14" office:value-type="string" calcext:value-type="string">
            <text:p>PRUEBA</text:p>
          </table:table-cell>
          <table:table-cell table:style-name="ce14" office:value-type="string" calcext:value-type="string">
            <text:p>RESULTADO ESPERADO</text:p>
          </table:table-cell>
          <table:table-cell table:style-name="ce14" office:value-type="string" calcext:value-type="string">
            <text:p>SUPERADO</text:p>
          </table:table-cell>
          <table:table-cell table:number-columns-repeated="3"/>
          <table:table-cell table:style-name="ce14" office:value-type="string" calcext:value-type="string">
            <text:p>PRUEBA</text:p>
          </table:table-cell>
          <table:table-cell table:style-name="ce14" office:value-type="string" calcext:value-type="string">
            <text:p>RESULTADO ESPERADO</text:p>
          </table:table-cell>
          <table:table-cell table:style-name="ce14" office:value-type="string" calcext:value-type="string">
            <text:p>SUPERADO</text:p>
          </table:table-cell>
        </table:table-row>
        <table:table-row table:style-name="ro3">
          <table:table-cell table:number-columns-repeated="2"/>
          <table:table-cell table:style-name="ce10" office:value-type="string" calcext:value-type="string">
            <text:p>Se introducen 3 lados iguales</text:p>
          </table:table-cell>
          <table:table-cell table:style-name="ce15" office:value-type="string" calcext:value-type="string">
            <text:p>Triángulo equilátero</text:p>
          </table:table-cell>
          <table:table-cell table:style-name="ce10"/>
          <table:table-cell table:number-columns-repeated="4"/>
          <table:table-cell office:value-type="string" calcext:value-type="string">
            <text:p>Se introduce el número 0</text:p>
          </table:table-cell>
          <table:table-cell office:value-type="string" calcext:value-type="string">
            <text:p>Mensaje de mes no válido</text:p>
          </table:table-cell>
          <table:table-cell table:number-columns-repeated="4"/>
          <table:table-cell table:style-name="ce17" office:value-type="string" calcext:value-type="string">
            <text:p>Nota matemáticas &gt; 5 y Nota Lengua &gt; 5</text:p>
          </table:table-cell>
          <table:table-cell table:style-name="ce17" office:value-type="string" calcext:value-type="string">
            <text:p>Promociona sin asignaturas pendientes</text:p>
          </table:table-cell>
          <table:table-cell table:style-name="ce17"/>
        </table:table-row>
        <table:table-row table:style-name="ro3">
          <table:table-cell table:number-columns-repeated="2"/>
          <table:table-cell table:style-name="ce10" office:value-type="string" calcext:value-type="string">
            <text:p>Se introducen los 2 primeros lados iguales y el tercero desigual</text:p>
          </table:table-cell>
          <table:table-cell table:style-name="ce15" office:value-type="string" calcext:value-type="string">
            <text:p>Triángulo isósceles</text:p>
          </table:table-cell>
          <table:table-cell table:style-name="ce10"/>
          <table:table-cell table:number-columns-repeated="4"/>
          <table:table-cell office:value-type="string" calcext:value-type="string">
            <text:p>Se introduce el número 1</text:p>
          </table:table-cell>
          <table:table-cell office:value-type="string" calcext:value-type="string">
            <text:p>Enero</text:p>
          </table:table-cell>
          <table:table-cell table:number-columns-repeated="4"/>
          <table:table-cell table:style-name="ce17" office:value-type="string" calcext:value-type="string">
            <text:p>Nota matemáticas = 5 y Nota Lengua &gt; 5</text:p>
          </table:table-cell>
          <table:table-cell table:style-name="ce17" office:value-type="string" calcext:value-type="string">
            <text:p>Promociona sin asignaturas pendientes</text:p>
          </table:table-cell>
          <table:table-cell table:style-name="ce17"/>
        </table:table-row>
        <table:table-row table:style-name="ro3">
          <table:table-cell table:number-columns-repeated="2"/>
          <table:table-cell table:style-name="ce10" office:value-type="string" calcext:value-type="string">
            <text:p>Se introducen el primer y tercer lado iguales y el segundo desigual</text:p>
          </table:table-cell>
          <table:table-cell table:style-name="ce15" office:value-type="string" calcext:value-type="string">
            <text:p>Triángulo isósceles</text:p>
          </table:table-cell>
          <table:table-cell table:style-name="ce10"/>
          <table:table-cell table:number-columns-repeated="4"/>
          <table:table-cell office:value-type="string" calcext:value-type="string">
            <text:p>Se introduce el número 2</text:p>
          </table:table-cell>
          <table:table-cell office:value-type="string" calcext:value-type="string">
            <text:p>Febrero</text:p>
          </table:table-cell>
          <table:table-cell table:number-columns-repeated="4"/>
          <table:table-cell table:style-name="ce17" office:value-type="string" calcext:value-type="string">
            <text:p>Nota matemáticas &gt; 5 y Nota Lengua = 5</text:p>
          </table:table-cell>
          <table:table-cell table:style-name="ce17" office:value-type="string" calcext:value-type="string">
            <text:p>Promociona sin asignaturas pendientes</text:p>
          </table:table-cell>
          <table:table-cell table:style-name="ce17"/>
        </table:table-row>
        <table:table-row table:style-name="ro3">
          <table:table-cell table:number-columns-repeated="2"/>
          <table:table-cell table:style-name="ce10" office:value-type="string" calcext:value-type="string">
            <text:p>Se introducen el segundo y tercer lado iguales y el primero desigual</text:p>
          </table:table-cell>
          <table:table-cell table:style-name="ce15" office:value-type="string" calcext:value-type="string">
            <text:p>Triángulo isósceles</text:p>
          </table:table-cell>
          <table:table-cell table:style-name="ce10"/>
          <table:table-cell table:number-columns-repeated="4"/>
          <table:table-cell office:value-type="string" calcext:value-type="string">
            <text:p>Se introduce el número 3</text:p>
          </table:table-cell>
          <table:table-cell office:value-type="string" calcext:value-type="string">
            <text:p>Marzo</text:p>
          </table:table-cell>
          <table:table-cell table:number-columns-repeated="4"/>
          <table:table-cell table:style-name="ce17" office:value-type="string" calcext:value-type="string">
            <text:p>Nota matemáticas = 5 y Nota Lengua = 5</text:p>
          </table:table-cell>
          <table:table-cell table:style-name="ce17" office:value-type="string" calcext:value-type="string">
            <text:p>Promociona sin asignaturas pendientes</text:p>
          </table:table-cell>
          <table:table-cell table:style-name="ce17"/>
        </table:table-row>
        <table:table-row table:style-name="ro3">
          <table:table-cell table:number-columns-repeated="2"/>
          <table:table-cell table:style-name="ce10" office:value-type="string" calcext:value-type="string">
            <text:p>Se introducen 3 lados desiguales</text:p>
          </table:table-cell>
          <table:table-cell table:style-name="ce15" office:value-type="string" calcext:value-type="string">
            <text:p>Triángulo escaleno</text:p>
          </table:table-cell>
          <table:table-cell table:style-name="ce10"/>
          <table:table-cell table:number-columns-repeated="4"/>
          <table:table-cell office:value-type="string" calcext:value-type="string">
            <text:p>Se introduce el número 4</text:p>
          </table:table-cell>
          <table:table-cell office:value-type="string" calcext:value-type="string">
            <text:p>Abril</text:p>
          </table:table-cell>
          <table:table-cell table:number-columns-repeated="4"/>
          <table:table-cell table:style-name="ce17" office:value-type="string" calcext:value-type="string">
            <text:p>Nota matemáticas &gt; 5 y Nota Lengua &lt; 5</text:p>
          </table:table-cell>
          <table:table-cell table:style-name="ce17" office:value-type="string" calcext:value-type="string">
            <text:p>Promociona con una asignatura pendiente</text:p>
          </table:table-cell>
          <table:table-cell table:style-name="ce17"/>
        </table:table-row>
        <table:table-row table:style-name="ro3">
          <table:table-cell table:number-columns-repeated="2"/>
          <table:table-cell table:style-name="ce10" office:value-type="string" calcext:value-type="string">
            <text:p>Se introduce un texto en el primer lado</text:p>
          </table:table-cell>
          <table:table-cell table:style-name="ce15" office:value-type="string" calcext:value-type="string">
            <text:p>NumberFormatException</text:p>
          </table:table-cell>
          <table:table-cell table:style-name="ce10"/>
          <table:table-cell table:number-columns-repeated="4"/>
          <table:table-cell office:value-type="string" calcext:value-type="string">
            <text:p>Se introduce el número 5</text:p>
          </table:table-cell>
          <table:table-cell office:value-type="string" calcext:value-type="string">
            <text:p>Mayo</text:p>
          </table:table-cell>
          <table:table-cell table:number-columns-repeated="4"/>
          <table:table-cell table:style-name="ce17" office:value-type="string" calcext:value-type="string">
            <text:p>Nota matemáticas = 5 y Nota Lengua &lt; 5</text:p>
          </table:table-cell>
          <table:table-cell table:style-name="ce17" office:value-type="string" calcext:value-type="string">
            <text:p>Promociona con una asignatura pendiente</text:p>
          </table:table-cell>
          <table:table-cell table:style-name="ce17"/>
        </table:table-row>
        <table:table-row table:style-name="ro3">
          <table:table-cell table:number-columns-repeated="2"/>
          <table:table-cell table:style-name="ce10" office:value-type="string" calcext:value-type="string">
            <text:p>Se introduce un texto en el segundo lado</text:p>
          </table:table-cell>
          <table:table-cell table:style-name="ce15" office:value-type="string" calcext:value-type="string">
            <text:p>NumberFormatException</text:p>
          </table:table-cell>
          <table:table-cell table:style-name="ce10"/>
          <table:table-cell table:number-columns-repeated="4"/>
          <table:table-cell office:value-type="string" calcext:value-type="string">
            <text:p>Se introduce el número 6</text:p>
          </table:table-cell>
          <table:table-cell office:value-type="string" calcext:value-type="string">
            <text:p>Junio</text:p>
          </table:table-cell>
          <table:table-cell table:number-columns-repeated="4"/>
          <table:table-cell table:style-name="ce17" office:value-type="string" calcext:value-type="string">
            <text:p>Nota matemáticas &lt; 5 y Nota Lengua &gt; 5</text:p>
          </table:table-cell>
          <table:table-cell table:style-name="ce17" office:value-type="string" calcext:value-type="string">
            <text:p>Promociona con una asignatura pendiente</text:p>
          </table:table-cell>
          <table:table-cell table:style-name="ce17"/>
        </table:table-row>
        <table:table-row table:style-name="ro3">
          <table:table-cell table:number-columns-repeated="2"/>
          <table:table-cell table:style-name="ce10" office:value-type="string" calcext:value-type="string">
            <text:p>Se introduce un texto en el tercer lado</text:p>
          </table:table-cell>
          <table:table-cell table:style-name="ce15" office:value-type="string" calcext:value-type="string">
            <text:p>NumberFormatException</text:p>
          </table:table-cell>
          <table:table-cell table:style-name="ce10"/>
          <table:table-cell table:number-columns-repeated="4"/>
          <table:table-cell office:value-type="string" calcext:value-type="string">
            <text:p>Se introduce el número 7</text:p>
          </table:table-cell>
          <table:table-cell office:value-type="string" calcext:value-type="string">
            <text:p>Julio</text:p>
          </table:table-cell>
          <table:table-cell table:number-columns-repeated="4"/>
          <table:table-cell table:style-name="ce17" office:value-type="string" calcext:value-type="string">
            <text:p>Nota matemáticas &lt; 5 y Nota Lengua = 5</text:p>
          </table:table-cell>
          <table:table-cell table:style-name="ce17" office:value-type="string" calcext:value-type="string">
            <text:p>Promociona con una asignatura pendiente</text:p>
          </table:table-cell>
          <table:table-cell table:style-name="ce17"/>
        </table:table-row>
        <table:table-row table:style-name="ro3">
          <table:table-cell table:number-columns-repeated="2"/>
          <table:table-cell table:style-name="ce10" office:value-type="string" calcext:value-type="string">
            <text:p>Se introducen 3 datos enteros en el programa</text:p>
          </table:table-cell>
          <table:table-cell table:style-name="ce15" office:value-type="string" calcext:value-type="string">
            <text:p>Funcionamiento correcto anterior. Se traducen de int a double automáticamente</text:p>
          </table:table-cell>
          <table:table-cell table:style-name="ce10"/>
          <table:table-cell table:number-columns-repeated="4"/>
          <table:table-cell office:value-type="string" calcext:value-type="string">
            <text:p>Se introduce el número 8</text:p>
          </table:table-cell>
          <table:table-cell office:value-type="string" calcext:value-type="string">
            <text:p>Agosto</text:p>
          </table:table-cell>
          <table:table-cell table:number-columns-repeated="4"/>
          <table:table-cell table:style-name="ce17" office:value-type="string" calcext:value-type="string">
            <text:p>Nota matemáticas &lt; 5 y Nota Lengua &lt; 5</text:p>
          </table:table-cell>
          <table:table-cell table:style-name="ce17" office:value-type="string" calcext:value-type="string">
            <text:p>El alumno repite</text:p>
          </table:table-cell>
          <table:table-cell table:style-name="ce17"/>
        </table:table-row>
        <table:table-row table:style-name="ro3">
          <table:table-cell table:number-columns-repeated="2"/>
          <table:table-cell table:style-name="ce3"/>
          <table:table-cell table:style-name="ce7"/>
          <table:table-cell table:style-name="ce3"/>
          <table:table-cell table:number-columns-repeated="4"/>
          <table:table-cell office:value-type="string" calcext:value-type="string">
            <text:p>Se introduce el número 9</text:p>
          </table:table-cell>
          <table:table-cell office:value-type="string" calcext:value-type="string">
            <text:p>Septiembre</text:p>
          </table:table-cell>
          <table:table-cell table:number-columns-repeated="4"/>
          <table:table-cell table:style-name="ce17" office:value-type="string" calcext:value-type="string">
            <text:p>Nota matemáticas = texto</text:p>
          </table:table-cell>
          <table:table-cell table:style-name="ce17" office:value-type="string" calcext:value-type="string">
            <text:p>NumberFormatException</text:p>
          </table:table-cell>
          <table:table-cell table:style-name="ce17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4"/>
          <table:table-cell office:value-type="string" calcext:value-type="string">
            <text:p>Se introduce el número 10</text:p>
          </table:table-cell>
          <table:table-cell office:value-type="string" calcext:value-type="string">
            <text:p>Octubre</text:p>
          </table:table-cell>
          <table:table-cell table:number-columns-repeated="4"/>
          <table:table-cell table:style-name="ce17" office:value-type="string" calcext:value-type="string">
            <text:p>Nota lengua = texto</text:p>
          </table:table-cell>
          <table:table-cell table:style-name="ce17" office:value-type="string" calcext:value-type="string">
            <text:p>NumberFormatException</text:p>
          </table:table-cell>
          <table:table-cell table:style-name="ce17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4"/>
          <table:table-cell office:value-type="string" calcext:value-type="string">
            <text:p>Se introduce el número 11</text:p>
          </table:table-cell>
          <table:table-cell office:value-type="string" calcext:value-type="string">
            <text:p>Noviembre</text:p>
          </table:table-cell>
          <table:table-cell table:number-columns-repeated="4"/>
          <table:table-cell table:style-name="ce17" office:value-type="string" calcext:value-type="string">
            <text:p>Nota matemáticas = ‘Enter’ sin introducir nada</text:p>
          </table:table-cell>
          <table:table-cell table:style-name="ce17" office:value-type="string" calcext:value-type="string">
            <text:p>NumberFormatException</text:p>
          </table:table-cell>
          <table:table-cell table:style-name="ce17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4"/>
          <table:table-cell office:value-type="string" calcext:value-type="string">
            <text:p>Se introduce el número 12</text:p>
          </table:table-cell>
          <table:table-cell office:value-type="string" calcext:value-type="string">
            <text:p>Diciembre</text:p>
          </table:table-cell>
          <table:table-cell table:number-columns-repeated="4"/>
          <table:table-cell table:style-name="ce17" office:value-type="string" calcext:value-type="string">
            <text:p>Nota lengua = ‘Enter’ sin introducir nada</text:p>
          </table:table-cell>
          <table:table-cell table:style-name="ce17" office:value-type="string" calcext:value-type="string">
            <text:p>NumberFormatException</text:p>
          </table:table-cell>
          <table:table-cell table:style-name="ce17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4"/>
          <table:table-cell office:value-type="string" calcext:value-type="string">
            <text:p>Se introduce el número 13</text:p>
          </table:table-cell>
          <table:table-cell office:value-type="string" calcext:value-type="string">
            <text:p>Mensaje de mes no válido</text:p>
          </table:table-cell>
          <table:table-cell table:number-columns-repeated="4"/>
          <table:table-cell table:style-name="ce19" table:number-columns-repeated="3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4"/>
          <table:table-cell office:value-type="string" calcext:value-type="string">
            <text:p>Se introduce un número negativo</text:p>
          </table:table-cell>
          <table:table-cell office:value-type="string" calcext:value-type="string">
            <text:p>Mensaje de mes no válido</text:p>
          </table:table-cell>
          <table:table-cell table:number-columns-repeated="4"/>
          <table:table-cell table:style-name="ce19" table:number-columns-repeated="3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4"/>
          <table:table-cell office:value-type="string" calcext:value-type="string">
            <text:p>Se introduce un número double</text:p>
          </table:table-cell>
          <table:table-cell office:value-type="string" calcext:value-type="string">
            <text:p>NumberFormatException</text:p>
          </table:table-cell>
          <table:table-cell table:number-columns-repeated="4"/>
          <table:table-cell table:style-name="ce19" table:number-columns-repeated="3"/>
        </table:table-row>
        <table:table-row table:style-name="ro3">
          <table:table-cell table:number-columns-repeated="9"/>
          <table:table-cell office:value-type="string" calcext:value-type="string">
            <text:p>Se introduce un texto</text:p>
          </table:table-cell>
          <table:table-cell office:value-type="string" calcext:value-type="string">
            <text:p>NumberFormatException</text:p>
          </table:table-cell>
          <table:table-cell table:number-columns-repeated="4"/>
          <table:table-cell table:style-name="ce19" table:number-columns-repeated="3"/>
        </table:table-row>
        <table:table-row table:style-name="ro4" table:number-rows-repeated="9">
          <table:table-cell table:number-columns-repeated="9"/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3"/>
          <table:table-cell table:number-columns-repeated="4"/>
          <table:table-cell table:style-name="Default" table:number-columns-repeated="3"/>
          <table:table-cell table:number-columns-repeated="6"/>
        </table:table-row>
      </table:table>
      <table:table table:name="Hoja2" table:style-name="ta1">
        <office:forms form:automatic-focus="false" form:apply-design-mode="false"/>
        <table:shapes>
          <draw:frame draw:z-index="0" draw:name="Imagen 40" draw:style-name="gr2" draw:text-style-name="P1" svg:width="0.752cm" svg:height="0.727cm" svg:x="25.157cm" svg:y="3.371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1" draw:name="Imagen 41" draw:style-name="gr2" draw:text-style-name="P1" svg:width="0.752cm" svg:height="0.727cm" svg:x="25.157cm" svg:y="4.523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2" draw:name="Imagen 42" draw:style-name="gr2" draw:text-style-name="P1" svg:width="0.752cm" svg:height="0.727cm" svg:x="25.157cm" svg:y="5.676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3" draw:name="Imagen 43" draw:style-name="gr2" draw:text-style-name="P1" svg:width="0.752cm" svg:height="0.727cm" svg:x="25.157cm" svg:y="6.829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4" draw:name="Imagen 44" draw:style-name="gr2" draw:text-style-name="P1" svg:width="0.752cm" svg:height="0.727cm" svg:x="25.157cm" svg:y="7.982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5" draw:name="Imagen 45" draw:style-name="gr2" draw:text-style-name="P1" svg:width="0.752cm" svg:height="0.727cm" svg:x="25.157cm" svg:y="9.134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6" draw:name="Imagen 46" draw:style-name="gr2" draw:text-style-name="P1" svg:width="0.752cm" svg:height="0.727cm" svg:x="25.157cm" svg:y="10.287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7" draw:name="Imagen 47" draw:style-name="gr2" draw:text-style-name="P1" svg:width="0.752cm" svg:height="0.727cm" svg:x="25.157cm" svg:y="11.44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8" draw:name="Imagen 48" draw:style-name="gr2" draw:text-style-name="P1" svg:width="0.752cm" svg:height="0.727cm" svg:x="58.769cm" svg:y="3.371cm">
            <draw:image xlink:href="Pictures/100000010000026400000264020F764D0E60EBEC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 table:number-rows-repeated="5">
          <table:table-cell table:number-columns-repeated="12"/>
        </table:table-row>
        <table:table-row table:style-name="ro5">
          <table:table-cell table:number-columns-repeated="3"/>
          <table:table-cell table:style-name="ce9" office:value-type="string" calcext:value-type="string">
            <text:p>PRUEBA</text:p>
          </table:table-cell>
          <table:table-cell table:style-name="ce14" office:value-type="string" calcext:value-type="string">
            <text:p>RESULTADO ESPERADO</text:p>
          </table:table-cell>
          <table:table-cell table:style-name="ce14" office:value-type="string" calcext:value-type="string">
            <text:p>SUPERADO</text:p>
          </table:table-cell>
          <table:table-cell table:number-columns-repeated="3"/>
          <table:table-cell table:style-name="ce9" office:value-type="string" calcext:value-type="string">
            <text:p>PRUEBA</text:p>
          </table:table-cell>
          <table:table-cell table:style-name="ce14" office:value-type="string" calcext:value-type="string">
            <text:p>RESULTADO ESPERADO</text:p>
          </table:table-cell>
          <table:table-cell table:style-name="ce14" office:value-type="string" calcext:value-type="string">
            <text:p>SUPERADO</text:p>
          </table:table-cell>
        </table:table-row>
        <table:table-row table:style-name="ro5">
          <table:table-cell table:number-columns-repeated="3"/>
          <table:table-cell table:style-name="ce17" office:value-type="string" calcext:value-type="string">
            <text:p>numeros a introducir &lt; 0</text:p>
          </table:table-cell>
          <table:table-cell table:style-name="ce17" office:value-type="string" calcext:value-type="string">
            <text:p>Se acaba el programa</text:p>
          </table:table-cell>
          <table:table-cell table:style-name="ce17"/>
          <table:table-cell table:number-columns-repeated="3"/>
          <table:table-cell table:style-name="ce17" office:value-type="string" calcext:value-type="string">
            <text:p>Se ejecuta el programa repetidas veces</text:p>
          </table:table-cell>
          <table:table-cell table:style-name="ce17" office:value-type="string" calcext:value-type="string">
            <text:p>Imprime los números en el orden esperado</text:p>
          </table:table-cell>
          <table:table-cell table:style-name="ce18"/>
        </table:table-row>
        <table:table-row table:style-name="ro5">
          <table:table-cell table:number-columns-repeated="3"/>
          <table:table-cell table:style-name="ce17" office:value-type="string" calcext:value-type="string">
            <text:p>numeros a introducir = 0</text:p>
          </table:table-cell>
          <table:table-cell table:style-name="ce17" office:value-type="string" calcext:value-type="string">
            <text:p>Se acaba el programa</text:p>
          </table:table-cell>
          <table:table-cell table:style-name="ce17"/>
          <table:table-cell table:number-columns-repeated="6"/>
        </table:table-row>
        <table:table-row table:style-name="ro5">
          <table:table-cell table:number-columns-repeated="3"/>
          <table:table-cell table:style-name="ce17" office:value-type="string" calcext:value-type="string">
            <text:p>numeros a introducir = double</text:p>
          </table:table-cell>
          <table:table-cell table:style-name="ce17" office:value-type="string" calcext:value-type="string">
            <text:p>NumberFormatException</text:p>
          </table:table-cell>
          <table:table-cell table:style-name="ce17"/>
          <table:table-cell table:number-columns-repeated="6"/>
        </table:table-row>
        <table:table-row table:style-name="ro5">
          <table:table-cell table:number-columns-repeated="3"/>
          <table:table-cell table:style-name="ce25" office:value-type="string" calcext:value-type="string">
            <text:p>numeros a introducir &gt; 0 y no ponemos ningún par</text:p>
          </table:table-cell>
          <table:table-cell table:style-name="ce17" office:value-type="string" calcext:value-type="string">
            <text:p>El programa no acaba. Bucle infinito</text:p>
          </table:table-cell>
          <table:table-cell table:style-name="ce17"/>
          <table:table-cell table:number-columns-repeated="6"/>
        </table:table-row>
        <table:table-row table:style-name="ro5">
          <table:table-cell table:number-columns-repeated="3"/>
          <table:table-cell table:style-name="ce17" office:value-type="string" calcext:value-type="string">
            <text:p>numeros a introducir &gt; 0 y se introducen bien el número de pares</text:p>
          </table:table-cell>
          <table:table-cell table:style-name="ce26" office:value-type="string" calcext:value-type="string">
            <text:p>El programa funciona y <text:s/>finaliza exitosamente</text:p>
          </table:table-cell>
          <table:table-cell table:style-name="ce17"/>
          <table:table-cell table:number-columns-repeated="6"/>
        </table:table-row>
        <table:table-row table:style-name="ro5">
          <table:table-cell table:number-columns-repeated="3"/>
          <table:table-cell table:style-name="ce17" office:value-type="string" calcext:value-type="string">
            <text:p>numeros a introducir <text:s/>= String</text:p>
          </table:table-cell>
          <table:table-cell table:style-name="ce17" office:value-type="string" calcext:value-type="string">
            <text:p>NumberFormatException</text:p>
          </table:table-cell>
          <table:table-cell table:style-name="ce17"/>
          <table:table-cell table:number-columns-repeated="6"/>
        </table:table-row>
        <table:table-row table:style-name="ro5">
          <table:table-cell table:number-columns-repeated="3"/>
          <table:table-cell table:style-name="ce17" office:value-type="string" calcext:value-type="string">
            <text:p>Cualquier número dentro del bucle = double</text:p>
          </table:table-cell>
          <table:table-cell table:style-name="ce17" office:value-type="string" calcext:value-type="string">
            <text:p>NumberFormatException</text:p>
          </table:table-cell>
          <table:table-cell table:style-name="ce17"/>
          <table:table-cell table:number-columns-repeated="6"/>
        </table:table-row>
        <table:table-row table:style-name="ro5">
          <table:table-cell table:number-columns-repeated="3"/>
          <table:table-cell table:style-name="ce17" office:value-type="string" calcext:value-type="string">
            <text:p>Cualquier número dentro del bucle = String</text:p>
          </table:table-cell>
          <table:table-cell table:style-name="ce17" office:value-type="string" calcext:value-type="string">
            <text:p>NumberFormatException</text:p>
          </table:table-cell>
          <table:table-cell table:style-name="ce17"/>
          <table:table-cell table:number-columns-repeated="6"/>
        </table:table-row>
        <table:table-row table:style-name="ro5" table:number-rows-repeated="25">
          <table:table-cell table:number-columns-repeated="12"/>
        </table:table-row>
        <table:table-row table:style-name="ro5">
          <table:table-cell table:number-columns-repeated="12"/>
        </table:table-row>
      </table:table>
      <table:table table:name="Hoja3" table:style-name="ta1">
        <office:forms form:automatic-focus="false" form:apply-design-mode="false"/>
        <table:shapes>
          <draw:frame draw:z-index="0" draw:name="Imagen 49" draw:style-name="gr2" draw:text-style-name="P1" svg:width="0.752cm" svg:height="0.727cm" svg:x="28.115cm" svg:y="4.262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1" draw:name="Imagen 50" draw:style-name="gr2" draw:text-style-name="P1" svg:width="0.752cm" svg:height="0.727cm" svg:x="28.115cm" svg:y="5.417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2" draw:name="Imagen 51" draw:style-name="gr2" draw:text-style-name="P1" svg:width="0.752cm" svg:height="0.727cm" svg:x="28.115cm" svg:y="6.571cm">
            <draw:image xlink:href="Pictures/100000010000026400000264020F764D0E60EBEC.png" xlink:type="simple" xlink:show="embed" xlink:actuate="onLoad" draw:mime-type="image/png">
              <text:p/>
            </draw:image>
          </draw:frame>
          <draw:frame draw:z-index="3" draw:name="Imagen 52" draw:style-name="gr2" draw:text-style-name="P1" svg:width="0.752cm" svg:height="0.727cm" svg:x="28.115cm" svg:y="7.725cm">
            <draw:image xlink:href="Pictures/100000010000026400000264020F764D0E60EBEC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 table:number-rows-repeated="7">
          <table:table-cell table:number-columns-repeated="6"/>
        </table:table-row>
        <table:table-row table:style-name="ro5">
          <table:table-cell table:number-columns-repeated="3"/>
          <table:table-cell table:style-name="ce9" office:value-type="string" calcext:value-type="string">
            <text:p>PRUEBA</text:p>
          </table:table-cell>
          <table:table-cell table:style-name="ce14" office:value-type="string" calcext:value-type="string">
            <text:p>RESULTADO ESPERADO</text:p>
          </table:table-cell>
          <table:table-cell table:style-name="ce14" office:value-type="string" calcext:value-type="string">
            <text:p>SUPERADO</text:p>
          </table:table-cell>
        </table:table-row>
        <table:table-row table:style-name="ro5">
          <table:table-cell table:number-columns-repeated="3"/>
          <table:table-cell table:style-name="ce17" office:value-type="string" calcext:value-type="string">
            <text:p>Introducimos un texto</text:p>
          </table:table-cell>
          <table:table-cell table:style-name="ce26" office:value-type="string" calcext:value-type="string">
            <text:p>Mensaje de error esperado y vuelta a iniciar</text:p>
          </table:table-cell>
          <table:table-cell table:style-name="ce18"/>
        </table:table-row>
        <table:table-row table:style-name="ro5">
          <table:table-cell table:number-columns-repeated="3"/>
          <table:table-cell table:style-name="ce17" office:value-type="string" calcext:value-type="string">
            <text:p>Introducimos un double</text:p>
          </table:table-cell>
          <table:table-cell table:style-name="ce26" office:value-type="string" calcext:value-type="string">
            <text:p>Mensaje de error esperado y vuelta a iniciar</text:p>
          </table:table-cell>
          <table:table-cell table:style-name="ce18"/>
        </table:table-row>
        <table:table-row table:style-name="ro5">
          <table:table-cell table:number-columns-repeated="3"/>
          <table:table-cell table:style-name="ce17" office:value-type="string" calcext:value-type="string">
            <text:p>Introducimos un “Enter”</text:p>
          </table:table-cell>
          <table:table-cell table:style-name="ce26" office:value-type="string" calcext:value-type="string">
            <text:p>Mensaje de error esperado y vuelta a iniciar</text:p>
          </table:table-cell>
          <table:table-cell table:style-name="ce18"/>
        </table:table-row>
        <table:table-row table:style-name="ro5">
          <table:table-cell table:number-columns-repeated="3"/>
          <table:table-cell table:style-name="ce17" office:value-type="string" calcext:value-type="string">
            <text:p>Introducimos un int</text:p>
          </table:table-cell>
          <table:table-cell table:style-name="ce26" office:value-type="string" calcext:value-type="string">
            <text:p>Funciona bien e impresión de mensaje correcto</text:p>
          </table:table-cell>
          <table:table-cell table:style-name="ce18"/>
        </table:table-row>
        <table:table-row table:style-name="ro5" table:number-rows-repeated="17">
          <table:table-cell table:number-columns-repeated="6"/>
        </table:table-row>
        <table:table-row table:style-name="ro5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4:22:43.609152972</meta:creation-date>
    <meta:generator>LibreOffice/7.3.7.2$Linux_X86_64 LibreOffice_project/30$Build-2</meta:generator>
    <dc:date>2023-11-07T20:49:27.145196448</dc:date>
    <meta:editing-duration>PT42M14S</meta:editing-duration>
    <meta:editing-cycles>18</meta:editing-cycles>
    <meta:document-statistic meta:table-count="3" meta:cell-count="123" meta:object-count="52"/>
  </office:meta>
</office:document-meta>
</file>